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cm" svg:height="2cm" svg:x="4.5cm" svg:y="7cm">
          <text:p text:style-name="P1">IntVector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0cm" svg:height="5.5cm" svg:x="4.5cm" svg:y="9cm">
          <text:p text:style-name="P3">+ IntVector()</text:p>
          <text:p text:style-name="P3">+ addElement(e:int)</text:p>
          <text:p text:style-name="P3">+ getElementAt(position:int):int</text:p>
          <text:p text:style-name="P3">+ getLength():int</text:p>
          <text:p text:style-name="P3">+ toString():String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48M11S</meta:editing-duration>
    <meta:editing-cycles>10</meta:editing-cycles>
    <meta:generator>LibreOffice/5.1.6.2$Linux_X86_64 LibreOffice_project/10m0$Build-2</meta:generator>
    <dc:date>2019-10-16T11:19:20.037264121</dc:date>
    <meta:document-statistic meta:object-count="2"/>
  </office:meta>
</office:document-meta>
</file>